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99ff66" draw:textarea-vertical-align="middle"/>
    </style:style>
    <style:style style:name="gr2" style:family="graphic" style:parent-style-name="objectwithoutfill">
      <style:graphic-properties svg:stroke-width="0.1cm" draw:marker-start-width="0.5cm" draw:marker-end="Arrowheads_20_2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65cm" draw:marker-end="Arrowheads_20_2" draw:marker-end-width="0.7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93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2.8cm" svg:y="2.4cm">
          <text:p text:style-name="P1"><text:span text:style-name="T1">1</text:span></text:p>
        </draw:circle>
        <draw:circle draw:style-name="gr1" draw:text-style-name="P2" draw:layer="layout" svg:width="2.2cm" svg:height="2.2cm" svg:x="6cm" svg:y="4.2cm">
          <text:p text:style-name="P1"><text:span text:style-name="T1">2</text:span></text:p>
        </draw:circle>
        <draw:circle draw:style-name="gr1" draw:text-style-name="P2" draw:layer="layout" svg:width="2.2cm" svg:height="2.2cm" svg:x="2.4cm" svg:y="10.4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3.4cm" svg:y="10.6cm">
          <text:p text:style-name="P1"><text:span text:style-name="T1">3</text:span></text:p>
        </draw:circle>
        <draw:circle draw:style-name="gr1" draw:text-style-name="P2" draw:layer="layout" svg:width="2.2cm" svg:height="2.2cm" svg:x="21.2cm" svg:y="10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8.2cm" svg:y1="4.8cm" svg:x2="12.8cm" svg:y2="3.8cm">
          <text:p/>
        </draw:lin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15cm" svg:y1="10.6cm" svg:x2="17.8cm" svg:y2="7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5.6cm" svg:y1="11.8cm" svg:x2="20.8cm" svg:y2="11.8cm">
          <text:p/>
        </draw:line>
        <draw:line draw:style-name="gr2" draw:text-style-name="P1" draw:layer="layout" svg:x1="13.4cm" svg:y1="4.6cm" svg:x2="10.4cm" svg:y2="10.4cm">
          <text:p/>
        </draw:line>
        <draw:line draw:style-name="gr3" draw:text-style-name="P1" draw:layer="layout" svg:x1="4cm" svg:y1="10.4cm" svg:x2="6.6cm" svg:y2="6.4cm">
          <text:p/>
        </draw:line>
        <draw:frame draw:style-name="gr4" draw:text-style-name="P3" draw:layer="layout" svg:width="15cm" svg:height="2.618cm" svg:x="9cm" svg:y="16.2cm">
          <draw:text-box>
            <text:p><text:span text:style-name="T2">Kah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2.8cm" svg:y="2.4cm">
          <text:p text:style-name="P1"><text:span text:style-name="T1">1</text:span></text:p>
        </draw:circle>
        <draw:circle draw:style-name="gr1" draw:text-style-name="P2" draw:layer="layout" svg:width="2.2cm" svg:height="2.2cm" svg:x="6cm" svg:y="4.2cm">
          <text:p text:style-name="P1"><text:span text:style-name="T1">2</text:span></text:p>
        </draw:circle>
        <draw:circle draw:style-name="gr1" draw:text-style-name="P2" draw:layer="layout" svg:width="2.2cm" svg:height="2.2cm" svg:x="14.2cm" svg:y="14.4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1.6cm" svg:y="14.4cm">
          <text:p text:style-name="P1"><text:span text:style-name="T1">3</text:span></text:p>
        </draw:circle>
        <draw:circle draw:style-name="gr1" draw:text-style-name="P2" draw:layer="layout" svg:width="2.2cm" svg:height="2.2cm" svg:x="21.2cm" svg:y="10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8.2cm" svg:y1="4.8cm" svg:x2="12.8cm" svg:y2="3.8cm">
          <text:p/>
        </draw:lin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15cm" svg:y1="10.6cm" svg:x2="17.8cm" svg:y2="7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5.6cm" svg:y1="11.8cm" svg:x2="20.8cm" svg:y2="11.8cm">
          <text:p/>
        </draw:line>
        <draw:line draw:style-name="gr2" draw:text-style-name="P1" draw:layer="layout" svg:x1="13.4cm" svg:y1="4.6cm" svg:x2="10.4cm" svg:y2="10.4cm">
          <text:p/>
        </draw:line>
        <draw:line draw:style-name="gr3" draw:text-style-name="P1" draw:layer="layout" svg:x1="4cm" svg:y1="10.4cm" svg:x2="6.6cm" svg:y2="6.4cm">
          <text:p/>
        </draw:line>
        <draw:frame draw:style-name="gr6" draw:text-style-name="P4" draw:layer="layout" svg:width="10.433cm" svg:height="1.352cm" svg:x="0.568cm" svg:y="14.89cm">
          <draw:text-box>
            <text:p><text:span text:style-name="T3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2.8cm" svg:y="2.4cm">
          <text:p text:style-name="P1"><text:span text:style-name="T1">1</text:span></text:p>
        </draw:circle>
        <draw:circle draw:style-name="gr1" draw:text-style-name="P2" draw:layer="layout" svg:width="2.2cm" svg:height="2.2cm" svg:x="6cm" svg:y="4.2cm">
          <text:p text:style-name="P1"><text:span text:style-name="T1">2</text:span></text:p>
        </draw:circle>
        <draw:circle draw:style-name="gr1" draw:text-style-name="P2" draw:layer="layout" svg:width="2.2cm" svg:height="2.2cm" svg:x="11.6cm" svg:y="14.8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1.4cm" svg:y="18.2cm">
          <text:p text:style-name="P1"><text:span text:style-name="T1">3</text:span></text:p>
        </draw:circle>
        <draw:circle draw:style-name="gr1" draw:text-style-name="P2" draw:layer="layout" svg:width="2.2cm" svg:height="2.2cm" svg:x="21.2cm" svg:y="10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8.2cm" svg:y1="4.8cm" svg:x2="12.8cm" svg:y2="3.8cm">
          <text:p/>
        </draw:lin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15cm" svg:y1="10.6cm" svg:x2="17.8cm" svg:y2="7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5.6cm" svg:y1="11.8cm" svg:x2="20.8cm" svg:y2="11.8cm">
          <text:p/>
        </draw:line>
        <draw:line draw:style-name="gr2" draw:text-style-name="P1" draw:layer="layout" svg:x1="13.4cm" svg:y1="4.6cm" svg:x2="10.4cm" svg:y2="10.4cm">
          <text:p/>
        </draw:line>
        <draw:line draw:style-name="gr3" draw:text-style-name="P1" draw:layer="layout" svg:x1="4cm" svg:y1="10.4cm" svg:x2="6.6cm" svg:y2="6.4cm">
          <text:p/>
        </draw:line>
        <draw:frame draw:style-name="gr6" draw:text-style-name="P4" draw:layer="layout" svg:width="10.433cm" svg:height="1.352cm" svg:x="0.568cm" svg:y="14.89cm">
          <draw:text-box>
            <text:p><text:span text:style-name="T3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3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2.8cm" svg:y="2.4cm">
          <text:p text:style-name="P1"><text:span text:style-name="T1">1</text:span></text:p>
        </draw:circle>
        <draw:circle draw:style-name="gr1" draw:text-style-name="P2" draw:layer="layout" svg:width="2.2cm" svg:height="2.2cm" svg:x="6cm" svg:y="4.2cm">
          <text:p text:style-name="P1"><text:span text:style-name="T1">2</text:span></text:p>
        </draw:circle>
        <draw:circle draw:style-name="gr1" draw:text-style-name="P2" draw:layer="layout" svg:width="2.2cm" svg:height="2.2cm" svg:x="11.6cm" svg:y="14.8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1.4cm" svg:y="18.2cm">
          <text:p text:style-name="P1"><text:span text:style-name="T1">3</text:span></text:p>
        </draw:circle>
        <draw:circle draw:style-name="gr1" draw:text-style-name="P2" draw:layer="layout" svg:width="2.2cm" svg:height="2.2cm" svg:x="21.2cm" svg:y="10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8.2cm" svg:y1="4.8cm" svg:x2="12.8cm" svg:y2="3.8cm">
          <text:p/>
        </draw:lin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3.4cm" svg:y1="4.6cm" svg:x2="10.4cm" svg:y2="10.4cm">
          <text:p/>
        </draw:line>
        <draw:line draw:style-name="gr3" draw:text-style-name="P1" draw:layer="layout" svg:x1="4cm" svg:y1="10.4cm" svg:x2="6.6cm" svg:y2="6.4cm">
          <text:p/>
        </draw:line>
        <draw:frame draw:style-name="gr6" draw:text-style-name="P4" draw:layer="layout" svg:width="10.433cm" svg:height="1.352cm" svg:x="0.568cm" svg:y="14.89cm">
          <draw:text-box>
            <text:p><text:span text:style-name="T3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3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2.8cm" svg:y="2.4cm">
          <text:p text:style-name="P1"><text:span text:style-name="T1">1</text:span></text:p>
        </draw:circle>
        <draw:circle draw:style-name="gr1" draw:text-style-name="P2" draw:layer="layout" svg:width="2.2cm" svg:height="2.2cm" svg:x="6cm" svg:y="4.2cm">
          <text:p text:style-name="P1"><text:span text:style-name="T1">2</text:span></text:p>
        </draw:circle>
        <draw:circle draw:style-name="gr1" draw:text-style-name="P2" draw:layer="layout" svg:width="2.2cm" svg:height="2.2cm" svg:x="14cm" svg:y="14.8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1.4cm" svg:y="18.2cm">
          <text:p text:style-name="P1"><text:span text:style-name="T1">3</text:span></text:p>
        </draw:circle>
        <draw:circle draw:style-name="gr1" draw:text-style-name="P2" draw:layer="layout" svg:width="2.2cm" svg:height="2.2cm" svg:x="11.4cm" svg:y="14.8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8.2cm" svg:y1="4.8cm" svg:x2="12.8cm" svg:y2="3.8cm">
          <text:p/>
        </draw:lin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3.4cm" svg:y1="4.6cm" svg:x2="10.4cm" svg:y2="10.4cm">
          <text:p/>
        </draw:line>
        <draw:line draw:style-name="gr3" draw:text-style-name="P1" draw:layer="layout" svg:x1="4cm" svg:y1="10.4cm" svg:x2="6.6cm" svg:y2="6.4cm">
          <text:p/>
        </draw:line>
        <draw:frame draw:style-name="gr6" draw:text-style-name="P4" draw:layer="layout" svg:width="10.433cm" svg:height="1.352cm" svg:x="0.568cm" svg:y="14.89cm">
          <draw:text-box>
            <text:p><text:span text:style-name="T3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3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2.8cm" svg:y="2.4cm">
          <text:p text:style-name="P1"><text:span text:style-name="T1">1</text:span></text:p>
        </draw:circle>
        <draw:circle draw:style-name="gr1" draw:text-style-name="P2" draw:layer="layout" svg:width="2.2cm" svg:height="2.2cm" svg:x="6cm" svg:y="4.2cm">
          <text:p text:style-name="P1"><text:span text:style-name="T1">2</text:span></text:p>
        </draw:circle>
        <draw:circle draw:style-name="gr1" draw:text-style-name="P2" draw:layer="layout" svg:width="2.2cm" svg:height="2.2cm" svg:x="11.4cm" svg:y="14.8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1.4cm" svg:y="18.2cm">
          <text:p text:style-name="P1"><text:span text:style-name="T1">3</text:span></text:p>
        </draw:circle>
        <draw:circle draw:style-name="gr1" draw:text-style-name="P2" draw:layer="layout" svg:width="2.2cm" svg:height="2.2cm" svg:x="14cm" svg:y="18.2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8.2cm" svg:y1="4.8cm" svg:x2="12.8cm" svg:y2="3.8cm">
          <text:p/>
        </draw:lin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3.4cm" svg:y1="4.6cm" svg:x2="10.4cm" svg:y2="10.4cm">
          <text:p/>
        </draw:line>
        <draw:line draw:style-name="gr3" draw:text-style-name="P1" draw:layer="layout" svg:x1="4cm" svg:y1="10.4cm" svg:x2="6.6cm" svg:y2="6.4cm">
          <text:p/>
        </draw:line>
        <draw:frame draw:style-name="gr6" draw:text-style-name="P4" draw:layer="layout" svg:width="10.433cm" svg:height="1.352cm" svg:x="0.568cm" svg:y="14.89cm">
          <draw:text-box>
            <text:p><text:span text:style-name="T3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3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2.8cm" svg:y="2.4cm">
          <text:p text:style-name="P1"><text:span text:style-name="T1">1</text:span></text:p>
        </draw:circle>
        <draw:circle draw:style-name="gr1" draw:text-style-name="P2" draw:layer="layout" svg:width="2.2cm" svg:height="2.2cm" svg:x="6cm" svg:y="4.2cm">
          <text:p text:style-name="P1"><text:span text:style-name="T1">2</text:span></text:p>
        </draw:circle>
        <draw:circle draw:style-name="gr1" draw:text-style-name="P2" draw:layer="layout" svg:width="2.2cm" svg:height="2.2cm" svg:x="11.4cm" svg:y="14.8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1.4cm" svg:y="18.2cm">
          <text:p text:style-name="P1"><text:span text:style-name="T1">3</text:span></text:p>
        </draw:circle>
        <draw:circle draw:style-name="gr1" draw:text-style-name="P2" draw:layer="layout" svg:width="2.2cm" svg:height="2.2cm" svg:x="14cm" svg:y="18.2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8.2cm" svg:y1="4.8cm" svg:x2="12.8cm" svg:y2="3.8cm">
          <text:p/>
        </draw:lin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13.4cm" svg:y1="4.6cm" svg:x2="10.4cm" svg:y2="10.4cm">
          <text:p/>
        </draw:line>
        <draw:line draw:style-name="gr3" draw:text-style-name="P1" draw:layer="layout" svg:x1="4cm" svg:y1="10.4cm" svg:x2="6.6cm" svg:y2="6.4cm">
          <text:p/>
        </draw:line>
        <draw:frame draw:style-name="gr6" draw:text-style-name="P4" draw:layer="layout" svg:width="10.433cm" svg:height="1.352cm" svg:x="0.568cm" svg:y="14.89cm">
          <draw:text-box>
            <text:p><text:span text:style-name="T3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3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2.8cm" svg:y="2.4cm">
          <text:p text:style-name="P1"><text:span text:style-name="T1">1</text:span></text:p>
        </draw:circle>
        <draw:circle draw:style-name="gr1" draw:text-style-name="P2" draw:layer="layout" svg:width="2.2cm" svg:height="2.2cm" svg:x="6cm" svg:y="4.2cm">
          <text:p text:style-name="P1"><text:span text:style-name="T1">2</text:span></text:p>
        </draw:circle>
        <draw:circle draw:style-name="gr1" draw:text-style-name="P2" draw:layer="layout" svg:width="2.2cm" svg:height="2.2cm" svg:x="16.6cm" svg:y="18.2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1.4cm" svg:y="18.2cm">
          <text:p text:style-name="P1"><text:span text:style-name="T1">3</text:span></text:p>
        </draw:circle>
        <draw:circle draw:style-name="gr1" draw:text-style-name="P2" draw:layer="layout" svg:width="2.2cm" svg:height="2.2cm" svg:x="14cm" svg:y="18.2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8.2cm" svg:y1="4.8cm" svg:x2="12.8cm" svg:y2="3.8cm">
          <text:p/>
        </draw:lin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13.4cm" svg:y1="4.6cm" svg:x2="10.4cm" svg:y2="10.4cm">
          <text:p/>
        </draw:line>
        <draw:line draw:style-name="gr3" draw:text-style-name="P1" draw:layer="layout" svg:x1="4cm" svg:y1="10.4cm" svg:x2="6.6cm" svg:y2="6.4cm">
          <text:p/>
        </draw:line>
        <draw:frame draw:style-name="gr6" draw:text-style-name="P4" draw:layer="layout" svg:width="10.433cm" svg:height="1.352cm" svg:x="0.568cm" svg:y="14.89cm">
          <draw:text-box>
            <text:p><text:span text:style-name="T3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3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2.8cm" svg:y="2.4cm">
          <text:p text:style-name="P1"><text:span text:style-name="T1">1</text:span></text:p>
        </draw:circle>
        <draw:circle draw:style-name="gr1" draw:text-style-name="P2" draw:layer="layout" svg:width="2.2cm" svg:height="2.2cm" svg:x="6cm" svg:y="4.2cm">
          <text:p text:style-name="P1"><text:span text:style-name="T1">2</text:span></text:p>
        </draw:circle>
        <draw:circle draw:style-name="gr1" draw:text-style-name="P2" draw:layer="layout" svg:width="2.2cm" svg:height="2.2cm" svg:x="16.6cm" svg:y="18.2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1.4cm" svg:y="18.2cm">
          <text:p text:style-name="P1"><text:span text:style-name="T1">3</text:span></text:p>
        </draw:circle>
        <draw:circle draw:style-name="gr1" draw:text-style-name="P2" draw:layer="layout" svg:width="2.2cm" svg:height="2.2cm" svg:x="14cm" svg:y="18.2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8.2cm" svg:y1="4.8cm" svg:x2="12.8cm" svg:y2="3.8cm">
          <text:p/>
        </draw:lin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13.4cm" svg:y1="4.6cm" svg:x2="10.4cm" svg:y2="10.4cm">
          <text:p/>
        </draw:line>
        <draw:frame draw:style-name="gr6" draw:text-style-name="P4" draw:layer="layout" svg:width="10.433cm" svg:height="1.352cm" svg:x="0.568cm" svg:y="14.89cm">
          <draw:text-box>
            <text:p><text:span text:style-name="T3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3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2.8cm" svg:y="2.4cm">
          <text:p text:style-name="P1"><text:span text:style-name="T1">1</text:span></text:p>
        </draw:circle>
        <draw:circle draw:style-name="gr1" draw:text-style-name="P2" draw:layer="layout" svg:width="2.2cm" svg:height="2.2cm" svg:x="11.4cm" svg:y="14.6cm">
          <text:p text:style-name="P1"><text:span text:style-name="T1">2</text:span></text:p>
        </draw:circle>
        <draw:circle draw:style-name="gr1" draw:text-style-name="P2" draw:layer="layout" svg:width="2.2cm" svg:height="2.2cm" svg:x="16.6cm" svg:y="18.2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1.4cm" svg:y="18.2cm">
          <text:p text:style-name="P1"><text:span text:style-name="T1">3</text:span></text:p>
        </draw:circle>
        <draw:circle draw:style-name="gr1" draw:text-style-name="P2" draw:layer="layout" svg:width="2.2cm" svg:height="2.2cm" svg:x="14cm" svg:y="18.2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8.2cm" svg:y1="4.8cm" svg:x2="12.8cm" svg:y2="3.8cm">
          <text:p/>
        </draw:lin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13.4cm" svg:y1="4.6cm" svg:x2="10.4cm" svg:y2="10.4cm">
          <text:p/>
        </draw:line>
        <draw:frame draw:style-name="gr6" draw:text-style-name="P4" draw:layer="layout" svg:width="10.433cm" svg:height="1.352cm" svg:x="0.568cm" svg:y="14.89cm">
          <draw:text-box>
            <text:p><text:span text:style-name="T3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3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2.8cm" svg:y="2.4cm">
          <text:p text:style-name="P1"><text:span text:style-name="T1">1</text:span></text:p>
        </draw:circle>
        <draw:circle draw:style-name="gr1" draw:text-style-name="P2" draw:layer="layout" svg:width="2.2cm" svg:height="2.2cm" svg:x="18.8cm" svg:y="18.2cm">
          <text:p text:style-name="P1"><text:span text:style-name="T1">2</text:span></text:p>
        </draw:circle>
        <draw:circle draw:style-name="gr1" draw:text-style-name="P2" draw:layer="layout" svg:width="2.2cm" svg:height="2.2cm" svg:x="16.6cm" svg:y="18.2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1.4cm" svg:y="18.2cm">
          <text:p text:style-name="P1"><text:span text:style-name="T1">3</text:span></text:p>
        </draw:circle>
        <draw:circle draw:style-name="gr1" draw:text-style-name="P2" draw:layer="layout" svg:width="2.2cm" svg:height="2.2cm" svg:x="14cm" svg:y="18.2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8.2cm" svg:y1="4.8cm" svg:x2="12.8cm" svg:y2="3.8cm">
          <text:p/>
        </draw:lin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13.4cm" svg:y1="4.6cm" svg:x2="10.4cm" svg:y2="10.4cm">
          <text:p/>
        </draw:line>
        <draw:frame draw:style-name="gr6" draw:text-style-name="P4" draw:layer="layout" svg:width="10.433cm" svg:height="1.352cm" svg:x="0.568cm" svg:y="14.89cm">
          <draw:text-box>
            <text:p><text:span text:style-name="T3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3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2.8cm" svg:y="2.4cm">
          <text:p text:style-name="P1"><text:span text:style-name="T1">1</text:span></text:p>
        </draw:circle>
        <draw:circle draw:style-name="gr1" draw:text-style-name="P2" draw:layer="layout" svg:width="2.2cm" svg:height="2.2cm" svg:x="18.8cm" svg:y="18.2cm">
          <text:p text:style-name="P1"><text:span text:style-name="T1">2</text:span></text:p>
        </draw:circle>
        <draw:circle draw:style-name="gr1" draw:text-style-name="P2" draw:layer="layout" svg:width="2.2cm" svg:height="2.2cm" svg:x="16.6cm" svg:y="18.2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1.4cm" svg:y="18.2cm">
          <text:p text:style-name="P1"><text:span text:style-name="T1">3</text:span></text:p>
        </draw:circle>
        <draw:circle draw:style-name="gr1" draw:text-style-name="P2" draw:layer="layout" svg:width="2.2cm" svg:height="2.2cm" svg:x="14cm" svg:y="18.2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13.4cm" svg:y1="4.6cm" svg:x2="10.4cm" svg:y2="10.4cm">
          <text:p/>
        </draw:line>
        <draw:frame draw:style-name="gr6" draw:text-style-name="P4" draw:layer="layout" svg:width="10.433cm" svg:height="1.352cm" svg:x="0.568cm" svg:y="14.89cm">
          <draw:text-box>
            <text:p><text:span text:style-name="T3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3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1.6cm" svg:y="14.6cm">
          <text:p text:style-name="P1"><text:span text:style-name="T1">1</text:span></text:p>
        </draw:circle>
        <draw:circle draw:style-name="gr1" draw:text-style-name="P2" draw:layer="layout" svg:width="2.2cm" svg:height="2.2cm" svg:x="18.8cm" svg:y="18.2cm">
          <text:p text:style-name="P1"><text:span text:style-name="T1">2</text:span></text:p>
        </draw:circle>
        <draw:circle draw:style-name="gr1" draw:text-style-name="P2" draw:layer="layout" svg:width="2.2cm" svg:height="2.2cm" svg:x="16.6cm" svg:y="18.2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1.4cm" svg:y="18.2cm">
          <text:p text:style-name="P1"><text:span text:style-name="T1">3</text:span></text:p>
        </draw:circle>
        <draw:circle draw:style-name="gr1" draw:text-style-name="P2" draw:layer="layout" svg:width="2.2cm" svg:height="2.2cm" svg:x="14cm" svg:y="18.2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13.4cm" svg:y1="4.6cm" svg:x2="10.4cm" svg:y2="10.4cm">
          <text:p/>
        </draw:line>
        <draw:frame draw:style-name="gr6" draw:text-style-name="P4" draw:layer="layout" svg:width="10.433cm" svg:height="1.352cm" svg:x="0.568cm" svg:y="14.89cm">
          <draw:text-box>
            <text:p><text:span text:style-name="T3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3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21.2cm" svg:y="18cm">
          <text:p text:style-name="P1"><text:span text:style-name="T1">1</text:span></text:p>
        </draw:circle>
        <draw:circle draw:style-name="gr1" draw:text-style-name="P2" draw:layer="layout" svg:width="2.2cm" svg:height="2.2cm" svg:x="18.8cm" svg:y="18.2cm">
          <text:p text:style-name="P1"><text:span text:style-name="T1">2</text:span></text:p>
        </draw:circle>
        <draw:circle draw:style-name="gr1" draw:text-style-name="P2" draw:layer="layout" svg:width="2.2cm" svg:height="2.2cm" svg:x="16.6cm" svg:y="18.2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1.4cm" svg:y="18.2cm">
          <text:p text:style-name="P1"><text:span text:style-name="T1">3</text:span></text:p>
        </draw:circle>
        <draw:circle draw:style-name="gr1" draw:text-style-name="P2" draw:layer="layout" svg:width="2.2cm" svg:height="2.2cm" svg:x="14cm" svg:y="18.2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13.4cm" svg:y1="4.6cm" svg:x2="10.4cm" svg:y2="10.4cm">
          <text:p/>
        </draw:line>
        <draw:frame draw:style-name="gr6" draw:text-style-name="P4" draw:layer="layout" svg:width="10.433cm" svg:height="1.352cm" svg:x="0.568cm" svg:y="14.89cm">
          <draw:text-box>
            <text:p><text:span text:style-name="T3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3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21.2cm" svg:y="18cm">
          <text:p text:style-name="P1"><text:span text:style-name="T1">1</text:span></text:p>
        </draw:circle>
        <draw:circle draw:style-name="gr1" draw:text-style-name="P2" draw:layer="layout" svg:width="2.2cm" svg:height="2.2cm" svg:x="18.8cm" svg:y="18.2cm">
          <text:p text:style-name="P1"><text:span text:style-name="T1">2</text:span></text:p>
        </draw:circle>
        <draw:circle draw:style-name="gr1" draw:text-style-name="P2" draw:layer="layout" svg:width="2.2cm" svg:height="2.2cm" svg:x="16.6cm" svg:y="18.2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1.4cm" svg:y="18.2cm">
          <text:p text:style-name="P1"><text:span text:style-name="T1">3</text:span></text:p>
        </draw:circle>
        <draw:circle draw:style-name="gr1" draw:text-style-name="P2" draw:layer="layout" svg:width="2.2cm" svg:height="2.2cm" svg:x="14cm" svg:y="18.2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frame draw:style-name="gr6" draw:text-style-name="P4" draw:layer="layout" svg:width="10.433cm" svg:height="1.352cm" svg:x="0.568cm" svg:y="14.89cm">
          <draw:text-box>
            <text:p><text:span text:style-name="T3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3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21.2cm" svg:y="18cm">
          <text:p text:style-name="P1"><text:span text:style-name="T1">1</text:span></text:p>
        </draw:circle>
        <draw:circle draw:style-name="gr1" draw:text-style-name="P2" draw:layer="layout" svg:width="2.2cm" svg:height="2.2cm" svg:x="18.8cm" svg:y="18.2cm">
          <text:p text:style-name="P1"><text:span text:style-name="T1">2</text:span></text:p>
        </draw:circle>
        <draw:circle draw:style-name="gr1" draw:text-style-name="P2" draw:layer="layout" svg:width="2.2cm" svg:height="2.2cm" svg:x="16.6cm" svg:y="18.2cm">
          <text:p text:style-name="P1"><text:span text:style-name="T1">6</text:span></text:p>
        </draw:circle>
        <draw:circle draw:style-name="gr1" draw:text-style-name="P2" draw:layer="layout" svg:width="2.2cm" svg:height="2.2cm" svg:x="14.2cm" svg:y="14.8cm">
          <text:p text:style-name="P1"><text:span text:style-name="T1">7</text:span></text:p>
        </draw:circle>
        <draw:circle draw:style-name="gr1" draw:text-style-name="P2" draw:layer="layout" svg:width="2.2cm" svg:height="2.2cm" svg:x="11.4cm" svg:y="18.2cm">
          <text:p text:style-name="P1"><text:span text:style-name="T1">3</text:span></text:p>
        </draw:circle>
        <draw:circle draw:style-name="gr1" draw:text-style-name="P2" draw:layer="layout" svg:width="2.2cm" svg:height="2.2cm" svg:x="14cm" svg:y="18.2cm">
          <text:p text:style-name="P1"><text:span text:style-name="T1">5</text:span></text:p>
        </draw:circle>
        <draw:circle draw:style-name="gr1" draw:text-style-name="P2" draw:layer="layout" svg:width="2.2cm" svg:height="2.2cm" svg:x="11.4cm" svg:y="14.8cm">
          <text:p text:style-name="P1"><text:span text:style-name="T1">4</text:span></text:p>
        </draw:circle>
        <draw:frame draw:style-name="gr6" draw:text-style-name="P4" draw:layer="layout" svg:width="10.433cm" svg:height="1.352cm" svg:x="0.568cm" svg:y="14.89cm">
          <draw:text-box>
            <text:p><text:span text:style-name="T3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3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21.2cm" svg:y="18cm">
          <text:p text:style-name="P1"><text:span text:style-name="T1">1</text:span></text:p>
        </draw:circle>
        <draw:circle draw:style-name="gr1" draw:text-style-name="P2" draw:layer="layout" svg:width="2.2cm" svg:height="2.2cm" svg:x="18.8cm" svg:y="18.2cm">
          <text:p text:style-name="P1"><text:span text:style-name="T1">2</text:span></text:p>
        </draw:circle>
        <draw:circle draw:style-name="gr1" draw:text-style-name="P2" draw:layer="layout" svg:width="2.2cm" svg:height="2.2cm" svg:x="16.6cm" svg:y="18.2cm">
          <text:p text:style-name="P1"><text:span text:style-name="T1">6</text:span></text:p>
        </draw:circle>
        <draw:circle draw:style-name="gr1" draw:text-style-name="P2" draw:layer="layout" svg:width="2.2cm" svg:height="2.2cm" svg:x="14.2cm" svg:y="14.8cm">
          <text:p text:style-name="P1"><text:span text:style-name="T1">7</text:span></text:p>
        </draw:circle>
        <draw:circle draw:style-name="gr1" draw:text-style-name="P2" draw:layer="layout" svg:width="2.2cm" svg:height="2.2cm" svg:x="11.4cm" svg:y="18.2cm">
          <text:p text:style-name="P1"><text:span text:style-name="T1">3</text:span></text:p>
        </draw:circle>
        <draw:circle draw:style-name="gr1" draw:text-style-name="P2" draw:layer="layout" svg:width="2.2cm" svg:height="2.2cm" svg:x="14cm" svg:y="18.2cm">
          <text:p text:style-name="P1"><text:span text:style-name="T1">5</text:span></text:p>
        </draw:circle>
        <draw:circle draw:style-name="gr1" draw:text-style-name="P2" draw:layer="layout" svg:width="2.2cm" svg:height="2.2cm" svg:x="23.2cm" svg:y="18cm">
          <text:p text:style-name="P1"><text:span text:style-name="T1">4</text:span></text:p>
        </draw:circle>
        <draw:frame draw:style-name="gr6" draw:text-style-name="P4" draw:layer="layout" svg:width="10.433cm" svg:height="1.352cm" svg:x="0.568cm" svg:y="14.89cm">
          <draw:text-box>
            <text:p><text:span text:style-name="T3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3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21.2cm" svg:y="18cm">
          <text:p text:style-name="P1"><text:span text:style-name="T1">1</text:span></text:p>
        </draw:circle>
        <draw:circle draw:style-name="gr1" draw:text-style-name="P2" draw:layer="layout" svg:width="2.2cm" svg:height="2.2cm" svg:x="18.8cm" svg:y="18.2cm">
          <text:p text:style-name="P1"><text:span text:style-name="T1">2</text:span></text:p>
        </draw:circle>
        <draw:circle draw:style-name="gr1" draw:text-style-name="P2" draw:layer="layout" svg:width="2.2cm" svg:height="2.2cm" svg:x="16.6cm" svg:y="18.2cm">
          <text:p text:style-name="P1"><text:span text:style-name="T1">6</text:span></text:p>
        </draw:circle>
        <draw:circle draw:style-name="gr1" draw:text-style-name="P2" draw:layer="layout" svg:width="2.2cm" svg:height="2.2cm" svg:x="25.2cm" svg:y="18cm">
          <text:p text:style-name="P1"><text:span text:style-name="T1">7</text:span></text:p>
        </draw:circle>
        <draw:circle draw:style-name="gr1" draw:text-style-name="P2" draw:layer="layout" svg:width="2.2cm" svg:height="2.2cm" svg:x="11.4cm" svg:y="18.2cm">
          <text:p text:style-name="P1"><text:span text:style-name="T1">3</text:span></text:p>
        </draw:circle>
        <draw:circle draw:style-name="gr1" draw:text-style-name="P2" draw:layer="layout" svg:width="2.2cm" svg:height="2.2cm" svg:x="14cm" svg:y="18.2cm">
          <text:p text:style-name="P1"><text:span text:style-name="T1">5</text:span></text:p>
        </draw:circle>
        <draw:circle draw:style-name="gr1" draw:text-style-name="P2" draw:layer="layout" svg:width="2.2cm" svg:height="2.2cm" svg:x="23.2cm" svg:y="18cm">
          <text:p text:style-name="P1"><text:span text:style-name="T1">4</text:span></text:p>
        </draw:circle>
        <draw:frame draw:style-name="gr6" draw:text-style-name="P4" draw:layer="layout" svg:width="10.433cm" svg:height="1.352cm" svg:x="0.568cm" svg:y="14.89cm">
          <draw:text-box>
            <text:p><text:span text:style-name="T3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3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6" draw:text-style-name="P4" draw:layer="layout" svg:width="10.433cm" svg:height="1.352cm" svg:x="0.568cm" svg:y="14.89cm">
          <draw:text-box>
            <text:p><text:span text:style-name="T3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3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draw:line draw:style-name="gr7" draw:text-style-name="P1" draw:layer="layout" svg:x1="11.6cm" svg:y1="17.3cm" svg:x2="27.4cm" svg:y2="17.3cm">
          <text:p/>
        </draw:line>
        <draw:circle draw:style-name="gr1" draw:text-style-name="P2" draw:layer="layout" svg:width="2.2cm" svg:height="2.2cm" svg:x="12.8cm" svg:y="2.4cm">
          <text:p text:style-name="P1"><text:span text:style-name="T1">1</text:span></text:p>
        </draw:circle>
        <draw:circle draw:style-name="gr1" draw:text-style-name="P2" draw:layer="layout" svg:width="2.2cm" svg:height="2.2cm" svg:x="6cm" svg:y="4.2cm">
          <text:p text:style-name="P1"><text:span text:style-name="T1">2</text:span></text:p>
        </draw:circle>
        <draw:circle draw:style-name="gr1" draw:text-style-name="P2" draw:layer="layout" svg:width="2.2cm" svg:height="2.2cm" svg:x="2.4cm" svg:y="10.4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3.4cm" svg:y="10.6cm">
          <text:p text:style-name="P1"><text:span text:style-name="T1">3</text:span></text:p>
        </draw:circle>
        <draw:circle draw:style-name="gr1" draw:text-style-name="P2" draw:layer="layout" svg:width="2.2cm" svg:height="2.2cm" svg:x="21.2cm" svg:y="10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8.2cm" svg:y1="4.8cm" svg:x2="12.8cm" svg:y2="3.8cm">
          <text:p/>
        </draw:lin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15cm" svg:y1="10.6cm" svg:x2="17.8cm" svg:y2="7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5.6cm" svg:y1="11.8cm" svg:x2="20.8cm" svg:y2="11.8cm">
          <text:p/>
        </draw:line>
        <draw:line draw:style-name="gr2" draw:text-style-name="P1" draw:layer="layout" svg:x1="13.4cm" svg:y1="4.6cm" svg:x2="10.4cm" svg:y2="10.4cm">
          <text:p/>
        </draw:line>
        <draw:line draw:style-name="gr3" draw:text-style-name="P1" draw:layer="layout" svg:x1="4cm" svg:y1="10.4cm" svg:x2="6.6cm" svg:y2="6.4cm">
          <text:p/>
        </draw:line>
        <draw:circle draw:style-name="gr1" draw:text-style-name="P2" draw:layer="layout" svg:width="2.2cm" svg:height="2.2cm" svg:x="21.2cm" svg:y="18cm">
          <text:p text:style-name="P1"><text:span text:style-name="T1">1</text:span></text:p>
        </draw:circle>
        <draw:circle draw:style-name="gr1" draw:text-style-name="P2" draw:layer="layout" svg:width="2.2cm" svg:height="2.2cm" svg:x="18.8cm" svg:y="18.2cm">
          <text:p text:style-name="P1"><text:span text:style-name="T1">2</text:span></text:p>
        </draw:circle>
        <draw:circle draw:style-name="gr1" draw:text-style-name="P2" draw:layer="layout" svg:width="2.2cm" svg:height="2.2cm" svg:x="16.6cm" svg:y="18.2cm">
          <text:p text:style-name="P1"><text:span text:style-name="T1">6</text:span></text:p>
        </draw:circle>
        <draw:circle draw:style-name="gr1" draw:text-style-name="P2" draw:layer="layout" svg:width="2.2cm" svg:height="2.2cm" svg:x="25.2cm" svg:y="18cm">
          <text:p text:style-name="P1"><text:span text:style-name="T1">7</text:span></text:p>
        </draw:circle>
        <draw:circle draw:style-name="gr1" draw:text-style-name="P2" draw:layer="layout" svg:width="2.2cm" svg:height="2.2cm" svg:x="11.4cm" svg:y="18.2cm">
          <text:p text:style-name="P1"><text:span text:style-name="T1">3</text:span></text:p>
        </draw:circle>
        <draw:circle draw:style-name="gr1" draw:text-style-name="P2" draw:layer="layout" svg:width="2.2cm" svg:height="2.2cm" svg:x="14cm" svg:y="18.2cm">
          <text:p text:style-name="P1"><text:span text:style-name="T1">5</text:span></text:p>
        </draw:circle>
        <draw:circle draw:style-name="gr1" draw:text-style-name="P2" draw:layer="layout" svg:width="2.2cm" svg:height="2.2cm" svg:x="23.2cm" svg:y="18cm">
          <text:p text:style-name="P1"><text:span text:style-name="T1">4</text:span></text:p>
        </draw:circle>
        <draw:line draw:style-name="gr7" draw:text-style-name="P1" draw:layer="layout" svg:x1="11.6cm" svg:y1="20.8cm" svg:x2="27.4cm" svg:y2="20.8cm">
          <text:p/>
        </draw:lin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12T14:03:17</meta:creation-date>
    <meta:editing-duration>P3DT10H30M49S</meta:editing-duration>
    <meta:editing-cycles>47</meta:editing-cycles>
    <dc:date>2018-11-30T22:28:32</dc:date>
    <meta:generator>OpenOffice/4.1.5$Unix OpenOffice.org_project/415m1$Build-9789</meta:generator>
    <meta:document-statistic meta:object-count="338"/>
  </office:meta>
</office:document-meta>
</file>